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UMing CN" svg:font-family="'AR PL UMing CN'"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fo:margin-left="0in" fo:margin-right="0in" fo:text-indent="0in" style:auto-text-indent="false"/>
    </style:style>
    <style:style style:name="P2" style:family="paragraph" style:parent-style-name="Standard">
      <style:paragraph-properties fo:margin-left="0in" fo:margin-right="0in" fo:text-indent="0in" style:auto-text-indent="false"/>
      <style:text-properties officeooo:rsid="001a4b5a" officeooo:paragraph-rsid="001a4b5a"/>
    </style:style>
    <style:style style:name="P3" style:family="paragraph" style:parent-style-name="Standard">
      <style:paragraph-properties fo:margin-left="0in" fo:margin-right="0in" fo:text-indent="0in" style:auto-text-indent="false"/>
      <style:text-properties officeooo:rsid="001d9010" officeooo:paragraph-rsid="001d9010"/>
    </style:style>
    <style:style style:name="P4" style:family="paragraph" style:parent-style-name="Standard">
      <style:paragraph-properties fo:margin-left="0in" fo:margin-right="0in" fo:text-indent="0in" style:auto-text-indent="false"/>
      <style:text-properties officeooo:rsid="0023d11e" officeooo:paragraph-rsid="0023d11e"/>
    </style:style>
    <style:style style:name="P5" style:family="paragraph" style:parent-style-name="Standard">
      <style:paragraph-properties fo:margin-left="0in" fo:margin-right="0in" fo:text-indent="0in" style:auto-text-indent="false"/>
      <style:text-properties officeooo:rsid="0023d11e" officeooo:paragraph-rsid="00245c85"/>
    </style:style>
    <style:style style:name="P6" style:family="paragraph" style:parent-style-name="Standard">
      <style:paragraph-properties fo:margin-left="0in" fo:margin-right="0in" fo:text-indent="0in" style:auto-text-indent="false"/>
      <style:text-properties officeooo:rsid="002423b7" officeooo:paragraph-rsid="002423b7"/>
    </style:style>
    <style:style style:name="P7" style:family="paragraph" style:parent-style-name="Standard">
      <style:paragraph-properties fo:margin-left="0.5in" fo:margin-right="0in" fo:text-indent="0in" style:auto-text-indent="false"/>
    </style:style>
    <style:style style:name="P8" style:family="paragraph" style:parent-style-name="Standard">
      <style:paragraph-properties fo:margin-left="0.5in" fo:margin-right="0in" fo:text-indent="0in" style:auto-text-indent="false"/>
      <style:text-properties officeooo:paragraph-rsid="002595b7"/>
    </style:style>
    <style:style style:name="P9" style:family="paragraph" style:parent-style-name="Hanging_20_indent">
      <style:paragraph-properties fo:margin-left="0.0016in" fo:margin-right="0in" fo:margin-top="0in" fo:margin-bottom="0in" loext:contextual-spacing="false" fo:text-indent="0in" style:auto-text-indent="false"/>
      <style:text-properties officeooo:paragraph-rsid="0023d11e"/>
    </style:style>
    <style:style style:name="P10" style:family="paragraph" style:parent-style-name="Standard">
      <style:text-properties officeooo:paragraph-rsid="00245c85"/>
    </style:style>
    <style:style style:name="P11" style:family="paragraph" style:parent-style-name="Hanging_20_indent" style:master-page-name="">
      <style:paragraph-properties fo:margin-left="0.198in" fo:margin-right="0in" fo:margin-top="0in" fo:margin-bottom="0in" loext:contextual-spacing="false" fo:text-indent="-0.1965in" style:auto-text-indent="false" style:page-number="auto"/>
      <style:text-properties officeooo:rsid="0023d11e" officeooo:paragraph-rsid="0023d11e"/>
    </style:style>
    <style:style style:name="P12" style:family="paragraph" style:parent-style-name="Standard">
      <style:text-properties officeooo:paragraph-rsid="0025e793"/>
    </style:style>
    <style:style style:name="P13" style:family="paragraph" style:parent-style-name="Standard">
      <style:paragraph-properties fo:margin-left="0.5in" fo:margin-right="0in" fo:text-indent="0in" style:auto-text-indent="false"/>
      <style:text-properties officeooo:rsid="0025e793" officeooo:paragraph-rsid="0025e793"/>
    </style:style>
    <style:style style:name="P14" style:family="paragraph" style:parent-style-name="Standard">
      <style:paragraph-properties fo:margin-left="0.5in" fo:margin-right="0in" fo:text-indent="0in" style:auto-text-indent="false"/>
      <style:text-properties officeooo:paragraph-rsid="00277b74"/>
    </style:style>
    <style:style style:name="P15" style:family="paragraph" style:parent-style-name="Standard">
      <style:paragraph-properties fo:margin-left="0in" fo:margin-right="0in" fo:text-indent="0in" style:auto-text-indent="false"/>
      <style:text-properties officeooo:rsid="001d9010"/>
    </style:style>
    <style:style style:name="T1" style:family="text">
      <style:text-properties officeooo:rsid="0023d11e"/>
    </style:style>
    <style:style style:name="T2" style:family="text">
      <style:text-properties officeooo:rsid="00245c85"/>
    </style:style>
    <style:style style:name="T3" style:family="text">
      <style:text-properties officeooo:rsid="0024bedf"/>
    </style:style>
    <style:style style:name="T4" style:family="text">
      <style:text-properties officeooo:rsid="0025e793"/>
    </style:style>
    <style:style style:name="T5" style:family="text">
      <style:text-properties officeooo:rsid="0028d99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Ext2emu converts an extracted data file to an emulator file.</text:p>
      <text:p text:style-name="P9"/>
      <text:p text:style-name="Standard">--cylinders <text:s/>-c #</text:p>
      <text:p text:style-name="P7">The number of cylinders.</text:p>
      <text:p text:style-name="P1">--emulation_file -m filename</text:p>
      <text:p text:style-name="P7">File name to write emulation bit data to.</text:p>
      <text:p text:style-name="P1">--extracted_data_file <text:s/>-e filename</text:p>
      <text:p text:style-name="P7">File name to <text:span text:style-name="T5">read</text:span> decoded data <text:span text:style-name="T5">from</text:span>.</text:p>
      <text:p text:style-name="P1">--format <text:s/>-f WD_1006 | OMTI_5510 | <text:s/>DEC_RQDX3 | Xebec_104786 | Olivetti</text:p>
      <text:p text:style-name="P8">The track format. <text:span text:style-name="T3">Not all formats listed.</text:span> <text:span text:style-name="T3">Use --format help to list all currently supported formats.</text:span></text:p>
      <text:p text:style-name="Standard">--heads <text:s/>-h #</text:p>
      <text:p text:style-name="P7">The number of heads.</text:p>
      <text:p text:style-name="Standard">--interleave <text:s/>-i <text:span text:style-name="T1">#,#</text:span></text:p>
      <text:p text:style-name="P14">The <text:span text:style-name="T1">sector interleave and track interleave. Both parameters must be specified if interleave specified. The first parameter is the value to increment sector number by between sectors on the same track. The second parameter is the value to increment the first sector by for track on the same cylinder.</text:span></text:p>
      <text:p text:style-name="P12">--<text:span text:style-name="T4">mark_bad</text:span> <text:s/>-<text:span text:style-name="T4">M</text:span> <text:span text:style-name="T1">#,#,#:#,#,#...</text:span></text:p>
      <text:p text:style-name="P13">The cylinder,head,sector to mark bad by complementing the CRC/Check code. Use to force sectors that are known to be bad to be seen as bad by the host system.</text:p>
      <text:p text:style-name="Standard">--note -n “string”</text:p>
      <text:p text:style-name="P7">String is stored in header of emulation file for information about image. mfm_util will display.</text:p>
      <text:p text:style-name="Standard">--quiet <text:s/>-q #h</text:p>
      <text:p text:style-name="P7">Bit mask to select which messages <text:span text:style-name="T5">not to print.</text:span> 0 is print all messages. Default is 1 (no debug messages). Higher bits are more important messages in general.</text:p>
      <text:p text:style-name="P1">--version -v</text:p>
      <text:p text:style-name="P7">Print program version number.</text:p>
      <text:p text:style-name="P10"/>
      <text:p text:style-name="P1">Long options can be abbreviated to the shortest unique name. Option values can't have spaces unless quoted as a string.</text:p>
      <text:p text:style-name="P1"/>
      <text:p text:style-name="P1"># is a number. #h is a number which may be decimal, octal if starts with a 0, or hex starting with 0x.</text:p>
      <text:p text:style-name="P15"/>
      <text:p text:style-name="P5"><text:span text:style-name="T2">Cylinders, heads, format, emulation_file and extracted_data_file are required. </text:span>The cylinders, format, and heads parameters can be determined by mfm_util if an emulator or transitions file is available.</text:p>
      <text:p text:style-name="P2"/>
      <text:p text:style-name="P3">NOTE: Some computers use different format on different tracks. <text:span text:style-name="T1">This program</text:span> can only handle one format.</text:p>
      <text:p text:style-name="P4"/>
      <text:p text:style-name="P1">Example:</text:p>
      <text:p text:style-name="P1"/>
      <text:p text:style-name="P1"><text:s text:c="3"/><text:span text:style-name="T1">ext2emu</text:span> --extracted_data_file extracted_data --<text:span text:style-name="T1">emulation_file emulation_file --cylinders 300 --heads 4 --format OMTI_5510 --interleave 3,1 –mark_bad 3,2,6:6,1,3:200,4,14 –note “Regenerated file”</text:span></text:p>
      <text:p text:style-name="P1"/>
      <text:p text:style-name="P4">This would generate sectors 0, 3, 6… for first track, 1, 4, 7... for second track, 2, 5, 8... for third. The start of the next cylinder will start back with sector 0.</text:p>
      <text:p text:style-name="P4"/>
      <text:p text:style-name="P6">If the extracted data file size calculated using the specified cylinders and tracks doesn't match the actual <text:soft-page-break/>file size the <text:span text:style-name="T5">warning </text:span>message “Calculated extract file size # bytes, actual size #'” will be printed. Verify the parameters are correct for the file being convert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UMing CN" svg:font-family="'AR PL UMing CN'"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UMing CN"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UMing CN"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UMing CN" style:font-family-asian="'AR PL UMing CN'"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font-family-complex="'Lohit Devanagari'"/>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vid Gesswein</meta:initial-creator>
    <meta:creation-date>2013-12-28T10:05:51</meta:creation-date>
    <dc:date>2016-01-01T22:18:48.454103987</dc:date>
    <meta:editing-duration>PT5H31M24S</meta:editing-duration>
    <meta:editing-cycles>38</meta:editing-cycles>
    <meta:generator>LibreOffice/4.4.5.2$Linux_x86 LibreOffice_project/40$Build-2</meta:generator>
    <meta:document-statistic meta:table-count="0" meta:image-count="0" meta:object-count="0" meta:page-count="2" meta:paragraph-count="29" meta:word-count="410" meta:character-count="2446" meta:non-whitespace-character-count="2071"/>
  </office:meta>
</office:document-meta>
</file>